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mo: Load the accumulator – all modes</text:p>
      <text:p text:style-name="Standard"/>
      <text:p text:style-name="Standard">There are six methods by which the accumulator can be loaded:</text:p>
      <text:list xml:id="list6668843861801121394" text:style-name="L1">
        <text:list-item>
          <text:p text:style-name="P1">Memory direct – loads data from the memory location specified in the argument</text:p>
        </text:list-item>
        <text:list-item>
          <text:p text:style-name="P1">Memory indirect – loads data from the memory location specified in the memory location specified in the argument.</text:p>
        </text:list-item>
        <text:list-item>
          <text:p text:style-name="P1">X Register direct – loads the contents of the X register directly into the accumulator</text:p>
        </text:list-item>
        <text:list-item>
          <text:p text:style-name="P1">X register indirect – loads the accumulator with the contents of the memory location specified by the contents of the X register</text:p>
        </text:list-item>
        <text:list-item>
          <text:p text:style-name="P1">Y Register direct – loads the contents of the Y register directly into the accumulator</text:p>
        </text:list-item>
        <text:list-item>
          <text:p text:style-name="P1">Y register indirect – loads the accumulator with the contents of the memory location specified by the contents of the Y register</text:p>
        </text:list-item>
      </text:list>
      <text:p text:style-name="Standard"/>
      <text:p text:style-name="Standard">010: 00010011<text:tab/>load x reg memory direct: expected contents of x reg 00100000 (032)</text:p>
      <text:p text:style-name="Standard">011: 01000000 <text:s text:c="2"/><text:tab/>(064)</text:p>
      <text:p text:style-name="Standard">012: 00010100 <text:s text:c="2"/><text:tab/>load y reg memory direct: expected contents of y reg 00111000 (056)</text:p>
      <text:p text:style-name="Standard">013: 01000001 <text:s text:c="2"/><text:tab/>(065)</text:p>
      <text:p text:style-name="Standard">014: 00000100 <text:s text:c="2"/><text:tab/>load accumulator memory direct : expected contents of accumulator 10101010</text:p>
      <text:p text:style-name="Standard">015: 01000010 <text:s text:c="2"/><text:tab/>(066)</text:p>
      <text:p text:style-name="Standard">016: 00011101 <text:s text:c="2"/><text:tab/>clear accumulator</text:p>
      <text:p text:style-name="Standard">017: 00100100 <text:s text:c="2"/><text:tab/>load accumulator memory indirect : expected contents of accumulator 11111111</text:p>
      <text:p text:style-name="Standard">018: 01000011 <text:s text:c="2"/><text:tab/>(067)</text:p>
      <text:p text:style-name="Standard">019: 00011101 <text:s text:c="2"/><text:tab/>clear accumulator</text:p>
      <text:p text:style-name="Standard">020: 01000100 <text:s text:c="2"/><text:tab/>load accumulator x reg direct : expected contents of accumulator 00100000</text:p>
      <text:p text:style-name="Standard">021: 00011101 <text:s text:c="2"/><text:tab/>clear accumulator</text:p>
      <text:p text:style-name="Standard">022: 01100100 <text:s text:c="2"/><text:tab/>load accumulator x reg indirect : expected contents of accumulator 11110000</text:p>
      <text:p text:style-name="Standard">023: 00011101 <text:s text:c="2"/><text:tab/>clear accumulator</text:p>
      <text:p text:style-name="Standard">024: 11000100 <text:s text:c="2"/><text:tab/>load accumulator y reg direct : expected contents of accumulator 00111000</text:p>
      <text:p text:style-name="Standard">025: 00011101 <text:s text:c="2"/><text:tab/>clear accumulator</text:p>
      <text:p text:style-name="Standard">026: 11100100 <text:s text:c="2"/><text:tab/>load accumulator y reg indirect : expected contents of accumulator 00001111</text:p>
      <text:p text:style-name="Standard">027: 00011101 <text:s text:c="2"/><text:tab/>clear accumulator</text:p>
      <text:p text:style-name="Standard">028: 00001001 <text:s text:c="2"/><text:tab/>halt</text:p>
      <text:p text:style-name="Standard">029: 00001010</text:p>
      <text:p text:style-name="Standard"/>
      <text:p text:style-name="Standard"/>
      <text:p text:style-name="Standard">032: 11110000<text:tab/>bit pattern</text:p>
      <text:p text:style-name="Standard">056: 00001111<text:tab/>bit pattern</text:p>
      <text:p text:style-name="Standard"/>
      <text:p text:style-name="Standard">064: 00100000 <text:s text:c="2"/><text:tab/>(032)</text:p>
      <text:p text:style-name="Standard">065: 00111000 <text:s text:c="2"/><text:tab/>(056)</text:p>
      <text:p text:style-name="Standard">066: 10101010<text:tab/>bit pattern</text:p>
      <text:p text:style-name="Standard">067: 10000000 <text:s text:c="2"/><text:tab/>(128)</text:p>
      <text:p text:style-name="Standard"/>
      <text:p text:style-name="Standard">128: 11111111<text:tab/><text:tab/>bit patter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y Babel</meta:initial-creator>
    <meta:creation-date>2021-07-21T20:06:01.06</meta:creation-date>
    <meta:document-statistic meta:table-count="0" meta:image-count="0" meta:object-count="0" meta:page-count="1" meta:paragraph-count="35" meta:word-count="293" meta:character-count="1923"/>
    <dc:date>2021-07-21T20:27:14.27</dc:date>
    <dc:creator>Jay Babel</dc:creator>
    <meta:editing-duration>PT6M2S</meta:editing-duration>
    <meta:editing-cycles>1</meta:editing-cycles>
    <meta:generator>OpenOffice/4.1.3$Win32 OpenOffice.org_project/413m1$Build-9783</meta:generator>
  </office:meta>
</office:document-meta>
</file>